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7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254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293cm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c25f4"/>
    </style:style>
    <style:style style:name="P7" style:family="paragraph" style:parent-style-name="Обычный_20__28_веб_29_">
      <style:paragraph-properties fo:margin-top="0cm" fo:margin-bottom="0cm" style:contextual-spacing="fals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1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35add"/>
    </style:style>
    <style:style style:name="P12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2bcfb"/>
    </style:style>
    <style:style style:name="P13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/>
    </style:style>
    <style:style style:name="P14" style:family="paragraph" style:parent-style-name="Table_20_Contents" style:list-style-name="L3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paragraph-rsid="0012bcfb"/>
    </style:style>
    <style:style style:name="P15" style:family="paragraph" style:parent-style-name="Table_20_Contents" style:list-style-name="L3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paragraph-rsid="0012bcfb" style:font-weight-asian="normal" style:font-weight-complex="normal"/>
    </style:style>
    <style:style style:name="P16" style:family="paragraph" style:parent-style-name="Table_20_Contents">
      <style:text-properties fo:language="ru" fo:country="RU" fo:font-style="italic" fo:font-weight="normal" officeooo:paragraph-rsid="0012bcfb" style:font-style-asian="italic" style:font-weight-asian="normal" style:font-style-complex="italic" style:font-weight-complex="normal"/>
    </style:style>
    <style:style style:name="P17" style:family="paragraph" style:parent-style-name="Table_20_Contents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12bcfb"/>
    </style:style>
    <style:style style:name="P19" style:family="paragraph" style:parent-style-name="Table_20_Contents">
      <style:text-properties officeooo:paragraph-rsid="0012bcfb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color="#000000" loext:opacity="100%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12bcfb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12bcfb" style:text-underline-mode="continuous" style:text-overline-mode="continuous" style:text-line-through-mode="continuous" fo:background-color="#ffffff" loext:char-shading-value="0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style="italic" fo:background-color="#ffffff" loext:char-shading-value="0" style:font-style-asian="italic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25f4" style:font-weight-asian="bold" style:font-weight-complex="bold"/>
    </style:style>
    <style:style style:name="T9" style:family="text">
      <style:text-properties fo:language="ru" fo:country="RU" fo:font-weight="bold" officeooo:rsid="000d8184" style:font-weight-asian="bold" style:font-weight-complex="bold"/>
    </style:style>
    <style:style style:name="T10" style:family="text">
      <style:text-properties fo:language="ru" fo:country="RU" style:font-name-asian="Times New Roman" style:font-name-complex="Times New Roman"/>
    </style:style>
    <style:style style:name="T11" style:family="text">
      <style:text-properties fo:language="ru" fo:country="RU" officeooo:rsid="0012bcfb" style:font-name-asian="Times New Roman" style:font-name-complex="Times New Roman"/>
    </style:style>
    <style:style style:name="T12" style:family="text">
      <style:text-properties fo:language="ru" fo:country="RU" officeooo:rsid="0012bcfb"/>
    </style:style>
    <style:style style:name="T13" style:family="text">
      <style:text-properties style:text-position="super 67%" fo:language="ru" fo:country="RU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officeooo:rsid="000ee2de"/>
    </style:style>
    <style:style style:name="T18" style:family="text">
      <style:text-properties fo:language="en" fo:country="US" officeooo:rsid="0012bcfb"/>
    </style:style>
    <style:style style:name="T19" style:family="text">
      <style:text-properties fo:language="en" fo:country="US" style:text-underline-style="solid" style:text-underline-width="auto" style:text-underline-color="font-color" officeooo:rsid="0012bcfb" style:text-underline-mode="continuous" style:text-overline-mode="continuous" style:text-line-through-mode="continuous"/>
    </style:style>
    <style:style style:name="T20" style:family="text">
      <style:text-properties fo:font-size="12pt" fo:language="ru" fo:country="RU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fo:font-size="12pt" fo:language="ru" fo:country="RU" officeooo:rsid="0012bcfb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2" style:family="text">
      <style:text-properties officeooo:rsid="000786af"/>
    </style:style>
    <style:style style:name="T23" style:family="text">
      <style:text-properties style:font-name="Times New Roman Cyr" fo:language="ru" fo:country="RU" style:font-name-complex="Times New Roman Cyr1"/>
    </style:style>
    <style:style style:name="T24" style:family="text">
      <style:text-properties style:font-name="Times New Roman Cyr" fo:language="ru" fo:country="RU" officeooo:rsid="000c25f4" style:font-name-complex="Times New Roman Cyr1"/>
    </style:style>
    <style:style style:name="T25" style:family="text">
      <style:text-properties style:font-name="Times New Roman Cyr" fo:language="en" fo:country="US" officeooo:rsid="0012bcfb" style:font-name-complex="Times New Roman Cyr1"/>
    </style:style>
    <style:style style:name="T26" style:family="text">
      <style:text-properties officeooo:rsid="0012bcfb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officeooo:rsid="0012bcfb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Университет ИТМО, <text:span text:style-name="T22">факультет программной инженерии и компьютерной техники</text:span> </text:p>
      <text:p text:style-name="P1"><text:span text:style-name="T22">Двухнедельная</text:span> отчётная работа по «Информатике»: аннотация к статье</text:p>
      <text:p text:style-name="P6"><text:span text:style-name="T23">Дата </text:span><text:span text:style-name="T24">прошедшей </text:span><text:span text:style-name="T23">лекции: </text:span><text:span text:style-name="T25">13.10.2023</text:span><text:span text:style-name="T23"><text:tab/></text:span><text:span text:style-name="T24">Номер прошедшей лекции</text:span><text:span text:style-name="T1">: </text:span><text:span text:style-name="T18">1</text:span><text:span text:style-name="T23"><text:tab/>Дата сдачи: </text:span><text:span text:style-name="T25">27.10.2023</text:span></text:p>
      <text:p text:style-name="P1"/>
      <text:p text:style-name="P2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Щукин Е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19">3114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3"><text:span text:style-name="Основной_20_шрифт_20_абзаца"><text:span text:style-name="T13"><text:tab/>Фамилия И.О. студента<text:tab/>не заполнять</text:span>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P17">Современные способы кодирования информации в вычислительной технике 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7"><text:span text:style-name="Основной_20_шрифт_20_абзаца"><text:span text:style-name="T14">ФИО автора статьи (или </text:span></text:span><text:span text:style-name="Основной_20_шрифт_20_абзаца"><text:span text:style-name="T16">e</text:span></text:span><text:span text:style-name="Основной_20_шрифт_20_абзаца"><text:span text:style-name="T14">-</text:span></text:span><text:span text:style-name="Основной_20_шрифт_20_абзаца"><text:span text:style-name="T16">mail</text:span></text:span><text:span text:style-name="Основной_20_шрифт_20_абзаца"><text:span text:style-name="T14">)</text:span></text:span></text:p>
            <text:p text:style-name="P20"><text:span text:style-name="Основной_20_шрифт_20_абзаца"><text:span text:style-name="T6">Журиха Анастасия Михайловна</text:span></text:span></text:p>
          </table:table-cell>
          <table:table-cell table:style-name="Таблица1.A2" office:value-type="string">
            <text:p text:style-name="P5"><text:span text:style-name="Основной_20_шрифт_20_абзаца"><text:span text:style-name="T7">Дата публикации</text:span></text:span></text:p>
            <text:p text:style-name="P5"><text:span text:style-name="Основной_20_шрифт_20_абзаца"><text:span text:style-name="T7">(не старше 20</text:span></text:span><text:span text:style-name="Основной_20_шрифт_20_абзаца"><text:span text:style-name="T9">20</text:span></text:span><text:span text:style-name="Основной_20_шрифт_20_абзаца"><text:span text:style-name="T7"> года)</text:span></text:span></text:p>
            <text:p text:style-name="P19"><text:span text:style-name="Основной_20_шрифт_20_абзаца"><text:span text:style-name="T10"><text:s/></text:span></text:span><text:span text:style-name="Основной_20_шрифт_20_абзаца"><text:span text:style-name="T1">"</text:span></text:span><text:span text:style-name="Основной_20_шрифт_20_абзаца"><text:span text:style-name="T12">26</text:span></text:span><text:span text:style-name="Основной_20_шрифт_20_абзаца"><text:span text:style-name="T1">" июл</text:span></text:span><text:span text:style-name="Основной_20_шрифт_20_абзаца"><text:span text:style-name="T12">я</text:span></text:span><text:span text:style-name="Основной_20_шрифт_20_абзаца"><text:span text:style-name="T1"> </text:span></text:span><text:span text:style-name="Основной_20_шрифт_20_абзаца"><text:span text:style-name="T15">20</text:span></text:span><text:span text:style-name="Основной_20_шрифт_20_абзаца"><text:span text:style-name="T17">2</text:span></text:span><text:span text:style-name="Основной_20_шрифт_20_абзаца"><text:span text:style-name="T18">2</text:span></text:span><text:span text:style-name="Основной_20_шрифт_20_абзаца"><text:span text:style-name="T1">г.</text:span></text:span></text:p>
          </table:table-cell>
          <table:table-cell table:style-name="Таблица1.C2" office:value-type="string">
            <text:p text:style-name="P5"><text:span text:style-name="Основной_20_шрифт_20_абзаца"><text:span text:style-name="T7">Размер статьи </text:span></text:span></text:p>
            <text:p text:style-name="P5"><text:span text:style-name="Основной_20_шрифт_20_абзаца"><text:span text:style-name="T7">(от 4</text:span></text:span><text:span text:style-name="Основной_20_шрифт_20_абзаца"><text:span text:style-name="T14">00</text:span></text:span><text:span text:style-name="Основной_20_шрифт_20_абзаца"><text:span text:style-name="T7"> слов)</text:span></text:span></text:p>
            <text:p text:style-name="P18"><text:span text:style-name="Основной_20_шрифт_20_абзаца"><text:span text:style-name="T12">1502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</text:span></text:span><text:span text:style-name="Основной_20_шрифт_20_абзаца"><text:span text:style-name="T8">ли</text:span></text:span><text:span text:style-name="Основной_20_шрифт_20_абзаца"><text:span text:style-name="T7"> сокращённая ссылка (</text:span></text:span><text:span text:style-name="Основной_20_шрифт_20_абзаца"><text:span text:style-name="T14">bit</text:span></text:span><text:span text:style-name="Основной_20_шрифт_20_абзаца"><text:span text:style-name="T7">.</text:span></text:span><text:span text:style-name="Основной_20_шрифт_20_абзаца"><text:span text:style-name="T14">ly</text:span></text:span><text:span text:style-name="Основной_20_шрифт_20_абзаца"><text:span text:style-name="T7">, </text:span></text:span><text:span text:style-name="Основной_20_шрифт_20_абзаца"><text:span text:style-name="T14">tr</text:span></text:span><text:span text:style-name="Основной_20_шрифт_20_абзаца"><text:span text:style-name="T7">.</text:span></text:span><text:span text:style-name="Основной_20_шрифт_20_абзаца"><text:span text:style-name="T14">im</text:span></text:span><text:span text:style-name="Основной_20_шрифт_20_абзаца"><text:span text:style-name="T7"> и т.п.)</text:span></text:span></text:p>
            <text:p text:style-name="P16">https://moluch.ru/conf/stud/archive/457/17390/</text:p>
          </table:table-cell>
          <table:covered-table-cell/>
          <table:covered-table-cell/>
        </table:table-row>
        <table:table-row table:style-name="Таблица1.4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21"><text:span text:style-name="T1">кодирование информации, вычислительная техника, </text:span><text:span text:style-name="T12">и</text:span>нформация, знак, символ.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 </text:span></text:span><text:span text:style-name="Основной_20_шрифт_20_абзаца"><text:span text:style-name="T9">(минимум три пункта)</text:span></text:span></text:p>
            <text:list text:style-name="L1">
              <text:list-item>
                <text:p text:style-name="P10"><text:span text:style-name="Основной_20_шрифт_20_абзаца"><text:span text:style-name="T10">Кодирование информации - трансформация данных для их дальнейшей передачи, без этого передача различных сведеней невозможна.</text:span></text:span></text:p>
              </text:list-item>
              <text:list-item>
                <text:p text:style-name="P10"><text:span text:style-name="Основной_20_шрифт_20_абзаца"><text:span text:style-name="T10"><text:s/>Кодирование в вычислительной технике базируется на передаче двух цифр 1 и 0.</text:span></text:span></text:p>
              </text:list-item>
              <text:list-item>
                <text:p text:style-name="P12"><text:span text:style-name="Основной_20_шрифт_20_абзаца"><text:span text:style-name="T11">Рисунок кодируется с помощью декомпозиции(разложения на оттенки цвета), а кодирование графики основано на <text:s/>мелких точках.</text:span></text:span></text:p>
              </text:list-item>
              <text:list-item>
                <text:p text:style-name="P11">Для кодирования одной точки в цветном рисунке нужно примерно 24 разряда ﻿в графике эту систему называют полноцветной.</text:p>
              </text:list-item>
              <text:list-item>
                <text:p text:style-name="P11">Способ прибавления к основному цвету дополнительный (голубой, пурпурный, жёлтый и чёрный)используется полиграфическом производстве и называется CMYK.</text:p>
              </text:list-item>
              <text:list-item>
                <text:p text:style-name="P12"><text:span text:style-name="T12">Методы кодирования звука: м</text:span>етод FM, <text:span text:style-name="T12">м</text:span>етод таблично-волнового синтеза<text:span text:style-name="T12">.</text:span> </text:p>
              </text:list-item>
              <text:list-item>
                <text:p text:style-name="P11">Метод таблично-волнового синтеза <text:span text:style-name="T12">(</text:span>Wave-Table<text:span text:style-name="T12">)</text:span> - ﻿прогрессивный метод кодирования звука, основанный на таблицах, которые подготовили заранее и в которых присутствует набор звуков.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13">А<text:span text:style-name="T26">ВМ</text:span> машины действуют быстро, интегрируют сигнал, способны к функциональному преобразованию.</text:p>
              </text:list-item>
              <text:list-item>
                <text:p text:style-name="P13">Wave-Table каждому музыкальному инструменту соответствует свой код в таблице, благодаря этому качество звука при передаче хорошее.</text:p>
              </text:list-item>
              <text:list-item>
                <text:p text:style-name="P13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15">А<text:span text:style-name="T26">ВМ</text:span> машины технически сложны, а их эффективность при решении задач по сохранению и обработки больших массивов информации низкая. </text:p>
              </text:list-item>
              <text:list-item>
                <text:p text:style-name="P14">Унифицированной(приведённый к общему виду) таблицы кодов для языков на данный момент не существует.</text:p>
              </text:list-item>
              <text:list-item>
                <text:p text:style-name="P14">Методы кодирования звука в вычислительной технике относительно новые и пока не стандартизированы и не <text:span text:style-name="T26">приведены к единообразной <text:s/>системе</text:span>.</text:p>
              </text:list-item>
              <text:list-item>
                <text:p text:style-name="P14"><text:span text:style-name="Основной_20_шрифт_20_абзаца"><text:span text:style-name="T21">П</text:span></text:span><text:span text:style-name="Основной_20_шрифт_20_абзаца"><text:span text:style-name="T20">ри передаче звука через метод кодирования FM теряется часть данных и из-за этого падает качество звука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7"> анекдот о программистах</text:span></text:span></text:p>
            <text:p text:style-name="P9"><text:span text:style-name="T27">Программист после напряженного трудового дня залезает в </text:span><text:span text:style-name="T28">холодильник,</text:span><text:span text:style-name="T27"> достает пачку масла, читает на обертке: <text:line-break/>— Масло сливочное. 72%. В </text:span><text:span text:style-name="T28">голове</text:span><text:span text:style-name="T27"> быстрая </text:span><text:span text:style-name="T28">мысль:</text:span><text:span text:style-name="T27"> <text:line-break/>— О! Скоро загрузится! Возвращает масло в холодильник. Закрывает дверцу.</text:span></text:p>
            <text:p text:style-name="P22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Vladimir Sosnin</meta:initial-creator>
    <meta:creation-date>2016-10-10T08:06:00Z</meta:creation-date>
    <dc:date>2023-09-24T21:55:40.364000000</dc:date>
    <meta:print-date>1601-01-01T00:00:00Z</meta:print-date>
    <meta:editing-cycles>14</meta:editing-cycles>
    <meta:editing-duration>PT2H5M21S</meta:editing-duration>
    <meta:document-statistic meta:table-count="1" meta:image-count="0" meta:object-count="0" meta:page-count="1" meta:paragraph-count="38" meta:word-count="378" meta:character-count="2877" meta:non-whitespace-character-count="25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Downloads/Telegram%20Desktop/Шаблон%20аннтоации%20(LibreOffice).odt/Normal.dotm"/>
  </office:meta>
</office:document-meta>
</file>